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NodeTypeIterator.next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NodeTypeIterator.ClientNodeTypeIterator( RemoteIterator iterator , Local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NodeTypeIterator.getObject( Object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